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11.212cm" svg:height="10.14cm" svg:x="13.382cm" svg:y="2.213cm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7.13cm" svg:height="1.54cm" svg:x="0.685cm" svg:y="0.731cm">
          <text:p text:style-name="P2"><text:span text:style-name="T1">Contexto de negó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5" draw:layer="layout" svg:width="4.649cm" svg:height="2.898cm" svg:x="1.925cm" svg:y="5.058cm">
          <text:p text:style-name="P4"><text:span text:style-name="T2">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6" draw:layer="layout" svg:width="6.787cm" svg:height="0.042cm" draw:transform="rotate (-3.14159265358979) translate (13.362cm 6.5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;p13" draw:style-name="gr2" draw:text-style-name="P3" draw:layer="layout" svg:width="6.367cm" svg:height="1.169cm" svg:x="6.716cm" svg:y="3.568cm">
          <text:p text:style-name="P2"><text:span text:style-name="T3">1. Realiza matríc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3" draw:layer="layout" svg:width="6.367cm" svg:height="1.169cm" svg:x="6.716cm" svg:y="4.167cm">
          <text:p text:style-name="P2"><text:span text:style-name="T3">2. Assiste a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2" draw:text-style-name="P3" draw:layer="layout" svg:width="6.367cm" svg:height="1.169cm" svg:x="6.716cm" svg:y="4.738cm">
          <text:p text:style-name="P2"><text:span text:style-name="T3">3. Tranca matríc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2" draw:text-style-name="P3" draw:layer="layout" svg:width="6.367cm" svg:height="1.169cm" svg:x="6.716cm" svg:y="5.772cm">
          <text:p text:style-name="P2"><text:span text:style-name="T3">5. Solicite transferênc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6.367cm" svg:height="1.169cm" svg:x="6.716cm" svg:y="5.269cm">
          <text:p text:style-name="P2"><text:span text:style-name="T3">4. Reabre a matríc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3" draw:layer="layout" svg:width="3.885cm" svg:height="0.937cm" svg:x="17.352cm" svg:y="2.63cm">
          <text:p text:style-name="P4"><text:span text:style-name="T4">Esco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2"><text:span text:style-name="T5">TEMOS QUE FAZER O RESUMO</text:span></text:p>
            </draw:text-box>
          </draw:frame>
        </presentation:notes>
      </draw:page>
      <draw:page draw:name="page2" draw:style-name="dp1" draw:master-page-name="TITLE" presentation:presentation-page-layout-name="AL1T0">
        <draw:custom-shape draw:name="Google Shape;68;p14" draw:style-name="gr1" draw:text-style-name="P1" draw:layer="layout" svg:width="11.212cm" svg:height="10.14cm" svg:x="13.382cm" svg:y="2.213cm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2" draw:text-style-name="P3" draw:layer="layout" svg:width="9.637cm" svg:height="1.54cm" svg:x="0.685cm" svg:y="0.731cm">
          <text:p text:style-name="P2"><text:span text:style-name="T1">Cenário: Realização matríc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5" draw:layer="layout" svg:width="4.649cm" svg:height="2.898cm" svg:x="1.214cm" svg:y="3.572cm">
          <text:p text:style-name="P4"><text:span text:style-name="T2">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2" draw:text-style-name="P3" draw:layer="layout" svg:width="6.367cm" svg:height="1.169cm" svg:x="5.864cm" svg:y="4.251cm">
          <text:p text:style-name="P2"><text:span text:style-name="T3">1. Realiza matríc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2" draw:text-style-name="P3" draw:layer="layout" svg:width="2.044cm" svg:height="1.754cm" svg:x="18.245cm" svg:y="2.981cm">
          <text:p text:style-name="P2"><text:span text:style-name="T4">Esco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6" draw:text-style-name="P8" draw:layer="layout" svg:width="3.865cm" svg:height="1.54cm" svg:x="16.992cm" svg:y="4.251cm">
          <text:p text:style-name="P4"><text:span text:style-name="T2">Secretária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74;p14" draw:style-name="gr2" draw:text-style-name="P3" draw:layer="layout" svg:width="7.194cm" svg:height="1.754cm" svg:x="16.002cm" svg:y="6.351cm">
          <text:p text:style-name="P9"><text:span text:style-name="T6">Aprova o pagamento da matrícula.</text:span></text:p>
          <text:p text:style-name="P9"><text:span text:style-name="T6"/></text:p>
          <text:p text:style-name="P9"><text:span text:style-name="T6">Inclusão do aluno na turm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4" draw:text-style-name="P6" draw:layer="layout" svg:width="11.127cm" svg:height="0.048cm" draw:transform="rotate (-3.14159265358979) translate (16.99cm 5.04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65;g94ec6afc1e_1_23:notes" draw:style-name="gr5" draw:layer="layout" svg:width="16.932cm" svg:height="9.524cm" svg:x="1.059cm" svg:y="1.905cm" draw:page-number="2" presentation:class="page"/>
          <draw:frame draw:name="Google Shape;66;g94ec6afc1e_1_23:notes" presentation:style-name="pr1" draw:text-style-name="P7" draw:layer="layout" svg:width="15.239cm" svg:height="11.429cm" svg:x="1.905cm" svg:y="12.065cm" presentation:class="notes" presentation:user-transformed="true">
            <draw:text-box>
              <text:p text:style-name="P2"><text:span text:style-name="T7">Linhas para a secretária</text:span></text:p>
            </draw:text-box>
          </draw:frame>
        </presentation:notes>
      </draw:page>
      <draw:page draw:name="page3" draw:style-name="dp1" draw:master-page-name="TITLE" presentation:presentation-page-layout-name="AL1T0">
        <draw:custom-shape draw:name="Google Shape;80;p15" draw:style-name="gr1" draw:text-style-name="P1" draw:layer="layout" svg:width="11.212cm" svg:height="10.14cm" svg:x="13.382cm" svg:y="2.213cm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2" draw:text-style-name="P3" draw:layer="layout" svg:width="9.637cm" svg:height="1.54cm" svg:x="0.685cm" svg:y="0.731cm">
          <text:p text:style-name="P2"><text:span text:style-name="T1">Cenário: Assiste a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3" draw:text-style-name="P5" draw:layer="layout" svg:width="4.649cm" svg:height="2.898cm" svg:x="1.343cm" svg:y="3.637cm">
          <text:p text:style-name="P4"><text:span text:style-name="T2">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6" draw:layer="layout" svg:width="12.116cm" svg:height="0.093cm" draw:transform="rotate (-3.14159265358979) translate (18.109cm 5.0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5" draw:style-name="gr2" draw:text-style-name="P3" draw:layer="layout" svg:width="6.367cm" svg:height="1.169cm" svg:x="5.993cm" svg:y="4.331cm">
          <text:p text:style-name="P2"><text:span text:style-name="T3">2. Assiste a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2" draw:text-style-name="P3" draw:layer="layout" svg:width="2.044cm" svg:height="1.754cm" svg:x="18.649cm" svg:y="2.739cm">
          <text:p text:style-name="P2"><text:span text:style-name="T4">Esco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6" draw:text-style-name="P8" draw:layer="layout" svg:width="3.865cm" svg:height="1.54cm" svg:x="17.738cm" svg:y="4.119cm">
          <text:p text:style-name="P4"><text:span text:style-name="T2">Professo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87;p15" draw:style-name="gr2" draw:text-style-name="P3" draw:layer="layout" svg:width="7.234cm" svg:height="1.279cm" svg:x="16.175cm" svg:y="5.864cm">
          <text:p text:style-name="P2"><text:span text:style-name="T6">Lançamento de notas</text:span></text:p>
          <text:p text:style-name="P2"><text:span text:style-name="T6"/></text:p>
          <text:p text:style-name="P2"><text:span text:style-name="T6">Lançamento de Presenças</text:span></text:p>
          <text:p text:style-name="P2"><text:span text:style-name="T6"/></text:p>
          <text:p text:style-name="P2"><text:span text:style-name="T6">Ministra au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94ec6afc1e_1_7:notes" draw:style-name="gr5" draw:layer="layout" svg:width="16.932cm" svg:height="9.524cm" svg:x="1.059cm" svg:y="1.905cm" draw:page-number="3" presentation:class="page"/>
          <draw:frame draw:name="Google Shape;78;g94ec6afc1e_1_7:notes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92;p16" draw:style-name="gr1" draw:text-style-name="P1" draw:layer="layout" svg:width="11.212cm" svg:height="10.14cm" svg:x="13.382cm" svg:y="2.213cm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2" draw:text-style-name="P3" draw:layer="layout" svg:width="13.681cm" svg:height="1.54cm" svg:x="0.685cm" svg:y="0.731cm">
          <text:p text:style-name="P2"><text:span text:style-name="T1">Cenário: Tranca matrícula.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3" draw:text-style-name="P5" draw:layer="layout" svg:width="4.649cm" svg:height="2.898cm" svg:x="1.615cm" svg:y="3.784cm">
          <text:p text:style-name="P4"><text:span text:style-name="T2">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2" draw:text-style-name="P3" draw:layer="layout" svg:width="6.367cm" svg:height="1.169cm" svg:x="6.265cm" svg:y="4.463cm">
          <text:p text:style-name="P2"><text:span text:style-name="T3">3. Tranca matrícula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2" draw:text-style-name="P3" draw:layer="layout" svg:width="2.044cm" svg:height="1.754cm" svg:x="18.245cm" svg:y="2.981cm">
          <text:p text:style-name="P2"><text:span text:style-name="T4">Esco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6" draw:text-style-name="P8" draw:layer="layout" svg:width="3.865cm" svg:height="1.54cm" svg:x="17.479cm" svg:y="4.251cm">
          <text:p text:style-name="P4"><text:span text:style-name="T2">Secretária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98;p16" draw:style-name="gr2" draw:text-style-name="P3" draw:layer="layout" svg:width="7.234cm" svg:height="1.279cm" svg:x="16.002cm" svg:y="6.351cm">
          <text:p text:style-name="P2"><text:span text:style-name="T6">Suspensão do pagamentos das próximas mensalidades.</text:span></text:p>
          <text:p text:style-name="P2"><text:span text:style-name="T6"/></text:p>
          <text:p text:style-name="P2"><text:span text:style-name="T6">Retirada do aluno da turma do cur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4" draw:text-style-name="P6" draw:layer="layout" svg:width="11.212cm" svg:height="0.018cm" draw:transform="rotate (-3.14159265358979) translate (17.479cm 5.23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9;g94ec6afc1e_1_36:notes" draw:style-name="gr5" draw:layer="layout" svg:width="16.932cm" svg:height="9.524cm" svg:x="1.059cm" svg:y="1.905cm" draw:page-number="4" presentation:class="page"/>
          <draw:frame draw:name="Google Shape;90;g94ec6afc1e_1_36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4;p17" draw:style-name="gr2" draw:text-style-name="P3" draw:layer="layout" svg:width="13.681cm" svg:height="1.54cm" svg:x="0.685cm" svg:y="0.731cm">
          <text:p text:style-name="P2"><text:span text:style-name="T1">Cenário: Reabre matrícula.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3" draw:text-style-name="P5" draw:layer="layout" svg:width="4.649cm" svg:height="2.898cm" svg:x="1.615cm" svg:y="3.784cm">
          <text:p text:style-name="P4"><text:span text:style-name="T2">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2" draw:text-style-name="P3" draw:layer="layout" svg:width="6.367cm" svg:height="1.169cm" svg:x="6.265cm" svg:y="4.463cm">
          <text:p text:style-name="P2"><text:span text:style-name="T3">4. Reabre a matrícula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1" draw:text-style-name="P1" draw:layer="layout" svg:width="11.212cm" svg:height="10.14cm" svg:x="13.382cm" svg:y="2.213cm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2" draw:text-style-name="P3" draw:layer="layout" svg:width="2.044cm" svg:height="1.754cm" svg:x="18.245cm" svg:y="2.981cm">
          <text:p text:style-name="P2"><text:span text:style-name="T4">Esco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6" draw:text-style-name="P8" draw:layer="layout" svg:width="3.865cm" svg:height="1.54cm" svg:x="17.479cm" svg:y="4.251cm">
          <text:p text:style-name="P4"><text:span text:style-name="T2">Secretária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110;p17" draw:style-name="gr2" draw:text-style-name="P3" draw:layer="layout" svg:width="7.234cm" svg:height="1.279cm" svg:x="15.795cm" svg:y="5.794cm">
          <text:p text:style-name="P9"><text:span text:style-name="T6">Análise do cronograma das aulas de acordo com os módulos pendentes do aluno.</text:span></text:p>
          <text:p text:style-name="P9"><text:span text:style-name="T6"/></text:p>
          <text:p text:style-name="P9"><text:span text:style-name="T6">Emissão das futuras mensalidades</text:span></text:p>
          <text:p text:style-name="P9"><text:span text:style-name="T6"/></text:p>
          <text:p text:style-name="P9"><text:span text:style-name="T6">Aprovação do pagamento da rematrícula</text:span></text:p>
          <text:p text:style-name="P9"><text:span text:style-name="T6"/></text:p>
          <text:p text:style-name="P9"><text:span text:style-name="T6">Inclusão do aluno da turma no curso</text:span></text:p>
          <text:p text:style-name="P2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7" draw:style-name="gr4" draw:text-style-name="P6" draw:layer="layout" svg:width="11.212cm" svg:height="0.018cm" draw:transform="rotate (-3.14159265358979) translate (17.479cm 5.23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1;g963b1679a8_3_0:notes" draw:style-name="gr5" draw:layer="layout" svg:width="16.932cm" svg:height="9.524cm" svg:x="1.059cm" svg:y="1.905cm" draw:page-number="5" presentation:class="page"/>
          <draw:frame draw:name="Google Shape;102;g963b1679a8_3_0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6;p18" draw:style-name="gr1" draw:text-style-name="P1" draw:layer="layout" svg:width="11.212cm" svg:height="10.14cm" svg:x="13.382cm" svg:y="2.272cm"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2" draw:text-style-name="P3" draw:layer="layout" svg:width="13.681cm" svg:height="1.54cm" svg:x="0.685cm" svg:y="0.731cm">
          <text:p text:style-name="P2"><text:span text:style-name="T1">Cenário: Solicita transferência.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3" draw:text-style-name="P5" draw:layer="layout" svg:width="4.649cm" svg:height="2.898cm" svg:x="1.202cm" svg:y="3.749cm">
          <text:p text:style-name="P4"><text:span text:style-name="T2">Alu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2" draw:text-style-name="P3" draw:layer="layout" svg:width="6.367cm" svg:height="1.169cm" svg:x="5.852cm" svg:y="4.437cm">
          <text:p text:style-name="P2"><text:span text:style-name="T3">5. Solicita transferência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2" draw:text-style-name="P3" draw:layer="layout" svg:width="2.044cm" svg:height="1.754cm" svg:x="18.245cm" svg:y="2.981cm">
          <text:p text:style-name="P2"><text:span text:style-name="T4">Esco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8" draw:style-name="gr6" draw:text-style-name="P8" draw:layer="layout" svg:width="3.865cm" svg:height="1.54cm" svg:x="17.479cm" svg:y="4.251cm">
          <text:p text:style-name="P4"><text:span text:style-name="T2">Secretária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122;p18" draw:style-name="gr2" draw:text-style-name="P3" draw:layer="layout" svg:width="7.234cm" svg:height="2.019cm" svg:x="16.002cm" svg:y="6.351cm">
          <text:p text:style-name="P9"><text:span text:style-name="T6">Defere ou indefere a solicitação de acordo com a possibilidade analisada no sistema.</text:span></text:p>
          <text:p text:style-name="P2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8" draw:style-name="gr4" draw:text-style-name="P6" draw:layer="layout" svg:width="11.626cm" svg:height="0.014cm" svg:x="5.852cm" svg:y="5.19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3;g94ec6afc1e_1_53:notes" draw:style-name="gr5" draw:layer="layout" svg:width="16.932cm" svg:height="9.524cm" svg:x="1.059cm" svg:y="1.905cm" draw:page-number="6" presentation:class="page"/>
          <draw:frame draw:name="Google Shape;114;g94ec6afc1e_1_53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28;p19" draw:style-name="gr2" draw:text-style-name="P3" draw:layer="layout" svg:width="13.681cm" svg:height="1.54cm" svg:x="0.685cm" svg:y="2.182cm">
          <text:p text:style-name="P2"><text:span text:style-name="T8">Cenário: Realiza Matríc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2" draw:text-style-name="P3" draw:layer="layout" svg:width="6.408cm" svg:height="1.54cm" svg:x="14.183cm" svg:y="2.182cm">
          <text:p text:style-name="P2"><text:span text:style-name="T9">Cenário: Assiste au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9" draw:style-name="gr2" draw:text-style-name="P3" draw:layer="layout" svg:width="13.681cm" svg:height="1.54cm" svg:x="0.685cm" svg:y="0.731cm">
          <text:p text:style-name="P2"><text:span text:style-name="T9">Resu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9" draw:style-name="gr2" draw:text-style-name="P3" draw:layer="layout" svg:width="13.681cm" svg:height="1.54cm" svg:x="0.685cm" svg:y="6.373cm">
          <text:p text:style-name="P2"><text:span text:style-name="T9">Cenário: Tranca matrícula.</text:span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9" draw:style-name="gr2" draw:text-style-name="P3" draw:layer="layout" svg:width="9.372cm" svg:height="1.54cm" svg:x="14.04cm" svg:y="6.373cm">
          <text:p text:style-name="P2"><text:span text:style-name="T9">Cenário: Reabre matrícula.</text:span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9" draw:style-name="gr2" draw:text-style-name="P3" draw:layer="layout" svg:width="7.325cm" svg:height="2.921cm" svg:x="0.998cm" svg:y="3.207cm">
          <text:p text:style-name="P9"><text:span text:style-name="T6">Nó operacional: Secretária.</text:span></text:p>
          <text:p text:style-name="P9"><text:span text:style-name="T6">Capacidades:</text:span></text:p>
          <text:list text:style-name="L5">
            <text:list-item>
              <text:p text:style-name="P9"><text:span text:style-name="T6">Inclusão do aluno na turma.</text:span></text:p>
            </text:list-item>
            <text:list-item>
              <text:p text:style-name="P9"><text:span text:style-name="T6">Aprovação do pagamento da mensalidade.</text:span></text:p>
            </text:list-item>
          </text:list>
          <text:p text:style-name="P2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2" draw:text-style-name="P3" draw:layer="layout" svg:width="7.115cm" svg:height="3.919cm" svg:x="0.998cm" svg:y="7.402cm">
          <text:p text:style-name="P9"><text:span text:style-name="T6">Nó operacional: Secretária</text:span></text:p>
          <text:p text:style-name="P9"><text:span text:style-name="T6">Capacidades:</text:span></text:p>
          <text:list text:style-name="L5">
            <text:list-item>
              <text:p text:style-name="P2"><text:span text:style-name="T6">Suspensão do pagamentos das próximas mensalidades.</text:span></text:p>
            </text:list-item>
            <text:list-item>
              <text:p text:style-name="P9"><text:span text:style-name="T6">Retirada do aluno da turma do curs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2" draw:text-style-name="P3" draw:layer="layout" svg:width="8.868cm" svg:height="3.744cm" svg:x="14.356cm" svg:y="7.402cm">
          <text:p text:style-name="P9"><text:span text:style-name="T6">Nó operacional: Secretária</text:span></text:p>
          <text:p text:style-name="P9"><text:span text:style-name="T6">Capacidades:</text:span></text:p>
          <text:list text:style-name="L5">
            <text:list-item>
              <text:p text:style-name="P9"><text:span text:style-name="T6">Conferência cronograma das aulas.</text:span></text:p>
            </text:list-item>
            <text:list-item>
              <text:p text:style-name="P9"><text:span text:style-name="T6">Emissão novas mensalidades.</text:span></text:p>
            </text:list-item>
            <text:list-item>
              <text:p text:style-name="P9"><text:span text:style-name="T6">Aprovação do pagamento.</text:span></text:p>
            </text:list-item>
            <text:list-item>
              <text:p text:style-name="P9"><text:span text:style-name="T6">Inclusão do aluno da turma no curs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2" draw:text-style-name="P3" draw:layer="layout" svg:width="8.472cm" svg:height="2.921cm" svg:x="14.49cm" svg:y="3.207cm">
          <text:p text:style-name="P9"><text:span text:style-name="T6">Nó operacional: Professor.</text:span></text:p>
          <text:p text:style-name="P9"><text:span text:style-name="T6">Capacidades:</text:span></text:p>
          <text:list text:style-name="L5">
            <text:list-item>
              <text:p text:style-name="P9"><text:span text:style-name="T6">Lançamentos de notas.</text:span></text:p>
            </text:list-item>
            <text:list-item>
              <text:p text:style-name="P9"><text:span text:style-name="T6">Lançamentos de presenças. </text:span></text:p>
            </text:list-item>
            <text:list-item>
              <text:p text:style-name="P9"><text:span text:style-name="T6">Ministra aul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963b1679a8_2_1:notes" draw:style-name="gr5" draw:layer="layout" svg:width="16.932cm" svg:height="9.524cm" svg:x="1.059cm" svg:y="1.905cm" draw:page-number="7" presentation:class="page"/>
          <draw:frame draw:name="Google Shape;126;g963b1679a8_2_1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41;p20" draw:style-name="gr2" draw:text-style-name="P3" draw:layer="layout" svg:width="13.681cm" svg:height="1.54cm" svg:x="1.258cm" svg:y="2.905cm">
          <text:p text:style-name="P2"><text:span text:style-name="T9">Cenário: Solicite transferência.</text:span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2" draw:text-style-name="P3" draw:layer="layout" svg:width="8.111cm" svg:height="3.051cm" svg:x="1.44cm" svg:y="3.83cm">
          <text:p text:style-name="P9"><text:span text:style-name="T6">Nó operacional: Secretária</text:span></text:p>
          <text:p text:style-name="P9"><text:span text:style-name="T6">Capacidade:</text:span></text:p>
          <text:list text:style-name="L5">
            <text:list-item>
              <text:p text:style-name="P9"><text:span text:style-name="T6">Defere ou indefere a solicitação de acordo com a possibilidade analisada no sistem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" draw:text-style-name="P3" draw:layer="layout" svg:width="13.681cm" svg:height="1.54cm" svg:x="0.685cm" svg:y="0.731cm">
          <text:p text:style-name="P2"><text:span text:style-name="T9">Resu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963b1679a8_3_13:notes" draw:style-name="gr5" draw:layer="layout" svg:width="16.932cm" svg:height="9.524cm" svg:x="1.059cm" svg:y="1.905cm" draw:page-number="8" presentation:class="page"/>
          <draw:frame draw:name="Google Shape;139;g963b1679a8_3_13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